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13cm" fo:min-width="0.91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textarea-vertical-align="middle" fo:borde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5.8999996185303pt" style:font-size-asian="25.8999996185303pt" style:font-size-complex="25.8999996185303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7" style:family="paragraph">
      <style:paragraph-properties fo:text-align="center"/>
      <style:text-properties style:text-line-through-style="none" style:text-line-through-type="none" fo:font-size="15pt" fo:font-style="normal" style:text-underline-style="none"/>
    </style:style>
    <style:style style:name="T1" style:family="text">
      <style:text-properties fo:color="#000000" loext:opacity="100%" style:font-name="Arial" fo:font-size="25.8999996185303pt" fo:font-weight="normal" style:font-name-asian="Arial" style:font-size-asian="25.8999996185303pt" style:font-weight-asian="normal" style:font-name-complex="Arial" style:font-size-complex="25.8999996185303pt" style:font-weight-complex="normal"/>
    </style:style>
    <style:style style:name="T2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font-name="Arial" fo:font-size="16.1000003814697pt" fo:font-weight="normal" style:font-name-asian="Arial" style:font-size-asian="16.1000003814697pt" style:font-weight-asian="normal" style:font-name-complex="Arial" style:font-size-complex="16.1000003814697pt" style:font-weight-complex="normal"/>
    </style:style>
    <style:style style:name="T5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Date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2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3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4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5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6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7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8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9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10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1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12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13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 14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9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0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2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3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 14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3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4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5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6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7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8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9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0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1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2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3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 14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tal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e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0.928cm" svg:height="1.026cm" svg:x="5.465cm" svg:y="1.327cm">
          <draw:text-box>
            <text:p text:style-name="P1"><text:span text:style-name="T1">The UPS Store Timesheet </text:span></text:p>
          </draw:text-box>
        </draw:frame>
        <draw:frame draw:style-name="gr2" draw:text-style-name="P3" draw:layer="layout" svg:width="0.388cm" svg:height="0.433cm" svg:x="10.816cm" svg:y="2.35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014cm" svg:height="0.475cm" svg:x="3.712cm" svg:y="2.923cm">
          <draw:text-box>
            <text:p text:style-name="P1"><text:span text:style-name="T3">Date </text:span></text:p>
          </draw:text-box>
        </draw:frame>
        <draw:frame draw:style-name="gr3" draw:text-style-name="P4" draw:layer="layout" svg:width="2.825cm" svg:height="0.475cm" svg:x="9.825cm" svg:y="2.923cm">
          <draw:text-box>
            <text:p text:style-name="P1"><text:span text:style-name="T3">Hours Worked </text:span></text:p>
          </draw:text-box>
        </draw:frame>
        <draw:polygon draw:style-name="gr4" draw:text-style-name="P5" draw:layer="layout" svg:width="0.017cm" svg:height="0.017cm" svg:x="1.603cm" svg:y="2.789cm" svg:viewBox="0 0 18 18" draw:points="0,0 18,0 18,18 0,18">
          <text:p/>
        </draw:polygon>
        <draw:polygon draw:style-name="gr4" draw:text-style-name="P5" draw:layer="layout" svg:width="0.017cm" svg:height="0.017cm" svg:x="1.603cm" svg:y="2.789cm" svg:viewBox="0 0 18 18" draw:points="0,0 18,0 18,18 0,18">
          <text:p/>
        </draw:polygon>
        <draw:polygon draw:style-name="gr4" draw:text-style-name="P5" draw:layer="layout" svg:width="0.017cm" svg:height="0.017cm" svg:x="1.62cm" svg:y="2.789cm" svg:viewBox="0 0 18 18" draw:points="0,0 18,0 18,18 0,18">
          <text:p/>
        </draw:polygon>
        <draw:polygon draw:style-name="gr4" draw:text-style-name="P5" draw:layer="layout" svg:width="5.063cm" svg:height="0.017cm" svg:x="1.637cm" svg:y="2.789cm" svg:viewBox="0 0 5064 18" draw:points="0,0 5064,0 5064,18 0,18">
          <text:p/>
        </draw:polygon>
        <draw:polygon draw:style-name="gr4" draw:text-style-name="P5" draw:layer="layout" svg:width="0.017cm" svg:height="0.017cm" svg:x="6.7cm" svg:y="2.789cm" svg:viewBox="0 0 18 18" draw:points="0,0 18,0 18,18 0,18">
          <text:p/>
        </draw:polygon>
        <draw:polygon draw:style-name="gr4" draw:text-style-name="P5" draw:layer="layout" svg:width="8.916cm" svg:height="0.017cm" svg:x="6.717cm" svg:y="2.789cm" svg:viewBox="0 0 8917 18" draw:points="0,0 8917,0 8917,18 0,18">
          <text:p/>
        </draw:polygon>
        <draw:polygon draw:style-name="gr4" draw:text-style-name="P5" draw:layer="layout" svg:width="0.017cm" svg:height="0.017cm" svg:x="15.633cm" svg:y="2.789cm" svg:viewBox="0 0 18 18" draw:points="0,0 18,0 18,18 0,18">
          <text:p/>
        </draw:polygon>
        <draw:polygon draw:style-name="gr4" draw:text-style-name="P5" draw:layer="layout" svg:width="4.368cm" svg:height="0.017cm" svg:x="15.65cm" svg:y="2.789cm" svg:viewBox="0 0 4369 18" draw:points="0,0 4369,0 4369,18 0,18">
          <text:p/>
        </draw:polygon>
        <draw:polygon draw:style-name="gr4" draw:text-style-name="P5" draw:layer="layout" svg:width="0.017cm" svg:height="0.017cm" svg:x="20.018cm" svg:y="2.789cm" svg:viewBox="0 0 18 18" draw:points="0,0 18,0 18,18 0,18">
          <text:p/>
        </draw:polygon>
        <draw:polygon draw:style-name="gr4" draw:text-style-name="P5" draw:layer="layout" svg:width="0.017cm" svg:height="0.694cm" svg:x="1.603cm" svg:y="2.806cm" svg:viewBox="0 0 18 695" draw:points="0,0 18,0 18,695 0,695">
          <text:p/>
        </draw:polygon>
        <draw:polygon draw:style-name="gr4" draw:text-style-name="P5" draw:layer="layout" svg:width="0.017cm" svg:height="0.694cm" svg:x="6.7cm" svg:y="2.806cm" svg:viewBox="0 0 18 695" draw:points="0,0 18,0 18,695 0,695">
          <text:p/>
        </draw:polygon>
        <draw:polygon draw:style-name="gr4" draw:text-style-name="P5" draw:layer="layout" svg:width="0.017cm" svg:height="0.694cm" svg:x="15.633cm" svg:y="2.806cm" svg:viewBox="0 0 18 695" draw:points="0,0 18,0 18,695 0,695">
          <text:p/>
        </draw:polygon>
        <draw:polygon draw:style-name="gr4" draw:text-style-name="P5" draw:layer="layout" svg:width="0.017cm" svg:height="0.694cm" svg:x="20.018cm" svg:y="2.806cm" svg:viewBox="0 0 18 695" draw:points="0,0 18,0 18,695 0,695">
          <text:p/>
        </draw:polygon>
        <draw:frame draw:style-name="gr3" draw:text-style-name="P4" draw:layer="layout" svg:width="2.073cm" svg:height="0.475cm" svg:x="16.844cm" svg:y="2.923cm">
          <draw:text-box>
            <text:p text:style-name="P1"><text:span text:style-name="T3"># of Hours </text:span></text:p>
          </draw:text-box>
        </draw:frame>
        <draw:frame draw:style-name="gr2" draw:text-style-name="P3" draw:layer="layout" svg:width="1.106cm" svg:height="0.433cm" svg:x="1.799cm" svg:y="3.52cm">
          <draw:text-box>
            <text:p text:style-name="P1"><text:span text:style-name="T2">Thurs </text:span></text:p>
          </draw:text-box>
        </draw:frame>
        <draw:frame draw:style-name="gr2" draw:text-style-name="P3" draw:layer="layout" svg:width="0.388cm" svg:height="0.433cm" svg:x="6.904cm" svg:y="3.5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3.5cm" svg:viewBox="0 0 18 18" draw:points="0,0 18,0 18,18 0,18">
          <text:p/>
        </draw:polygon>
        <draw:polygon draw:style-name="gr4" draw:text-style-name="P5" draw:layer="layout" svg:width="5.08cm" svg:height="0.017cm" svg:x="1.62cm" svg:y="3.5cm" svg:viewBox="0 0 5081 18" draw:points="0,0 5081,0 5081,18 0,18">
          <text:p/>
        </draw:polygon>
        <draw:polygon draw:style-name="gr4" draw:text-style-name="P5" draw:layer="layout" svg:width="0.017cm" svg:height="0.017cm" svg:x="6.7cm" svg:y="3.5cm" svg:viewBox="0 0 18 18" draw:points="0,0 18,0 18,18 0,18">
          <text:p/>
        </draw:polygon>
        <draw:polygon draw:style-name="gr4" draw:text-style-name="P5" draw:layer="layout" svg:width="8.916cm" svg:height="0.017cm" svg:x="6.717cm" svg:y="3.5cm" svg:viewBox="0 0 8917 18" draw:points="0,0 8917,0 8917,18 0,18">
          <text:p/>
        </draw:polygon>
        <draw:polygon draw:style-name="gr4" draw:text-style-name="P5" draw:layer="layout" svg:width="0.017cm" svg:height="0.017cm" svg:x="15.633cm" svg:y="3.5cm" svg:viewBox="0 0 18 18" draw:points="0,0 18,0 18,18 0,18">
          <text:p/>
        </draw:polygon>
        <draw:polygon draw:style-name="gr4" draw:text-style-name="P5" draw:layer="layout" svg:width="4.368cm" svg:height="0.017cm" svg:x="15.65cm" svg:y="3.5cm" svg:viewBox="0 0 4369 18" draw:points="0,0 4369,0 4369,18 0,18">
          <text:p/>
        </draw:polygon>
        <draw:polygon draw:style-name="gr4" draw:text-style-name="P5" draw:layer="layout" svg:width="0.017cm" svg:height="0.017cm" svg:x="20.018cm" svg:y="3.5cm" svg:viewBox="0 0 18 18" draw:points="0,0 18,0 18,18 0,18">
          <text:p/>
        </draw:polygon>
        <draw:polygon draw:style-name="gr4" draw:text-style-name="P5" draw:layer="layout" svg:width="0.017cm" svg:height="1.49cm" svg:x="1.603cm" svg:y="3.517cm" svg:viewBox="0 0 18 1491" draw:points="0,0 18,0 18,1491 0,1491">
          <text:p/>
        </draw:polygon>
        <draw:polygon draw:style-name="gr4" draw:text-style-name="P5" draw:layer="layout" svg:width="0.017cm" svg:height="1.49cm" svg:x="6.7cm" svg:y="3.517cm" svg:viewBox="0 0 18 1491" draw:points="0,0 18,0 18,1491 0,1491">
          <text:p/>
        </draw:polygon>
        <draw:polygon draw:style-name="gr4" draw:text-style-name="P5" draw:layer="layout" svg:width="0.017cm" svg:height="1.49cm" svg:x="15.633cm" svg:y="3.517cm" svg:viewBox="0 0 18 1491" draw:points="0,0 18,0 18,1491 0,1491">
          <text:p/>
        </draw:polygon>
        <draw:polygon draw:style-name="gr4" draw:text-style-name="P5" draw:layer="layout" svg:width="0.017cm" svg:height="1.49cm" svg:x="20.018cm" svg:y="3.517cm" svg:viewBox="0 0 18 1491" draw:points="0,0 18,0 18,1491 0,1491">
          <text:p/>
        </draw:polygon>
        <draw:frame draw:style-name="gr2" draw:text-style-name="P3" draw:layer="layout" svg:width="0.388cm" svg:height="0.433cm" svg:x="15.828cm" svg:y="3.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64cm" svg:height="0.433cm" svg:x="1.799cm" svg:y="5.036cm">
          <draw:text-box>
            <text:p text:style-name="P1"><text:span text:style-name="T2">Fri </text:span></text:p>
          </draw:text-box>
        </draw:frame>
        <draw:frame draw:style-name="gr2" draw:text-style-name="P3" draw:layer="layout" svg:width="0.388cm" svg:height="0.433cm" svg:x="6.904cm" svg:y="5.036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5.007cm" svg:viewBox="0 0 18 18" draw:points="0,0 18,0 18,18 0,18">
          <text:p/>
        </draw:polygon>
        <draw:polygon draw:style-name="gr4" draw:text-style-name="P5" draw:layer="layout" svg:width="5.08cm" svg:height="0.017cm" svg:x="1.62cm" svg:y="5.007cm" svg:viewBox="0 0 5081 18" draw:points="0,0 5081,0 5081,18 0,18">
          <text:p/>
        </draw:polygon>
        <draw:polygon draw:style-name="gr4" draw:text-style-name="P5" draw:layer="layout" svg:width="0.017cm" svg:height="0.017cm" svg:x="6.7cm" svg:y="5.007cm" svg:viewBox="0 0 18 18" draw:points="0,0 18,0 18,18 0,18">
          <text:p/>
        </draw:polygon>
        <draw:polygon draw:style-name="gr4" draw:text-style-name="P5" draw:layer="layout" svg:width="8.916cm" svg:height="0.017cm" svg:x="6.717cm" svg:y="5.007cm" svg:viewBox="0 0 8917 18" draw:points="0,0 8917,0 8917,18 0,18">
          <text:p/>
        </draw:polygon>
        <draw:polygon draw:style-name="gr4" draw:text-style-name="P5" draw:layer="layout" svg:width="0.017cm" svg:height="0.017cm" svg:x="15.633cm" svg:y="5.007cm" svg:viewBox="0 0 18 18" draw:points="0,0 18,0 18,18 0,18">
          <text:p/>
        </draw:polygon>
        <draw:polygon draw:style-name="gr4" draw:text-style-name="P5" draw:layer="layout" svg:width="4.368cm" svg:height="0.017cm" svg:x="15.65cm" svg:y="5.007cm" svg:viewBox="0 0 4369 18" draw:points="0,0 4369,0 4369,18 0,18">
          <text:p/>
        </draw:polygon>
        <draw:polygon draw:style-name="gr4" draw:text-style-name="P5" draw:layer="layout" svg:width="0.017cm" svg:height="0.017cm" svg:x="20.018cm" svg:y="5.007cm" svg:viewBox="0 0 18 18" draw:points="0,0 18,0 18,18 0,18">
          <text:p/>
        </draw:polygon>
        <draw:polygon draw:style-name="gr4" draw:text-style-name="P5" draw:layer="layout" svg:width="0.017cm" svg:height="1.49cm" svg:x="1.603cm" svg:y="5.024cm" svg:viewBox="0 0 18 1491" draw:points="0,0 18,0 18,1491 0,1491">
          <text:p/>
        </draw:polygon>
        <draw:polygon draw:style-name="gr4" draw:text-style-name="P5" draw:layer="layout" svg:width="0.017cm" svg:height="1.49cm" svg:x="6.7cm" svg:y="5.024cm" svg:viewBox="0 0 18 1491" draw:points="0,0 18,0 18,1491 0,1491">
          <text:p/>
        </draw:polygon>
        <draw:polygon draw:style-name="gr4" draw:text-style-name="P5" draw:layer="layout" svg:width="0.017cm" svg:height="1.49cm" svg:x="15.633cm" svg:y="5.024cm" svg:viewBox="0 0 18 1491" draw:points="0,0 18,0 18,1491 0,1491">
          <text:p/>
        </draw:polygon>
        <draw:polygon draw:style-name="gr4" draw:text-style-name="P5" draw:layer="layout" svg:width="0.017cm" svg:height="1.49cm" svg:x="20.018cm" svg:y="5.024cm" svg:viewBox="0 0 18 1491" draw:points="0,0 18,0 18,1491 0,1491">
          <text:p/>
        </draw:polygon>
        <draw:frame draw:style-name="gr2" draw:text-style-name="P3" draw:layer="layout" svg:width="0.388cm" svg:height="0.433cm" svg:x="15.828cm" svg:y="5.0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95cm" svg:height="0.433cm" svg:x="1.799cm" svg:y="6.543cm">
          <draw:text-box>
            <text:p text:style-name="P1"><text:span text:style-name="T2">Sat </text:span></text:p>
          </draw:text-box>
        </draw:frame>
        <draw:frame draw:style-name="gr2" draw:text-style-name="P3" draw:layer="layout" svg:width="0.388cm" svg:height="0.433cm" svg:x="6.904cm" svg:y="6.543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6.514cm" svg:viewBox="0 0 18 18" draw:points="0,0 18,0 18,18 0,18">
          <text:p/>
        </draw:polygon>
        <draw:polygon draw:style-name="gr4" draw:text-style-name="P5" draw:layer="layout" svg:width="5.08cm" svg:height="0.017cm" svg:x="1.62cm" svg:y="6.514cm" svg:viewBox="0 0 5081 18" draw:points="0,0 5081,0 5081,18 0,18">
          <text:p/>
        </draw:polygon>
        <draw:polygon draw:style-name="gr4" draw:text-style-name="P5" draw:layer="layout" svg:width="0.017cm" svg:height="0.017cm" svg:x="6.7cm" svg:y="6.514cm" svg:viewBox="0 0 18 18" draw:points="0,0 18,0 18,18 0,18">
          <text:p/>
        </draw:polygon>
        <draw:polygon draw:style-name="gr4" draw:text-style-name="P5" draw:layer="layout" svg:width="8.916cm" svg:height="0.017cm" svg:x="6.717cm" svg:y="6.514cm" svg:viewBox="0 0 8917 18" draw:points="0,0 8917,0 8917,18 0,18">
          <text:p/>
        </draw:polygon>
        <draw:polygon draw:style-name="gr4" draw:text-style-name="P5" draw:layer="layout" svg:width="0.017cm" svg:height="0.017cm" svg:x="15.633cm" svg:y="6.514cm" svg:viewBox="0 0 18 18" draw:points="0,0 18,0 18,18 0,18">
          <text:p/>
        </draw:polygon>
        <draw:polygon draw:style-name="gr4" draw:text-style-name="P5" draw:layer="layout" svg:width="4.368cm" svg:height="0.017cm" svg:x="15.65cm" svg:y="6.514cm" svg:viewBox="0 0 4369 18" draw:points="0,0 4369,0 4369,18 0,18">
          <text:p/>
        </draw:polygon>
        <draw:polygon draw:style-name="gr4" draw:text-style-name="P5" draw:layer="layout" svg:width="0.017cm" svg:height="0.017cm" svg:x="20.018cm" svg:y="6.514cm" svg:viewBox="0 0 18 18" draw:points="0,0 18,0 18,18 0,18">
          <text:p/>
        </draw:polygon>
        <draw:polygon draw:style-name="gr4" draw:text-style-name="P5" draw:layer="layout" svg:width="0.017cm" svg:height="1.499cm" svg:x="1.603cm" svg:y="6.531cm" svg:viewBox="0 0 18 1500" draw:points="0,0 18,0 18,1500 0,1500">
          <text:p/>
        </draw:polygon>
        <draw:polygon draw:style-name="gr4" draw:text-style-name="P5" draw:layer="layout" svg:width="0.017cm" svg:height="1.499cm" svg:x="6.7cm" svg:y="6.531cm" svg:viewBox="0 0 18 1500" draw:points="0,0 18,0 18,1500 0,1500">
          <text:p/>
        </draw:polygon>
        <draw:polygon draw:style-name="gr4" draw:text-style-name="P5" draw:layer="layout" svg:width="0.017cm" svg:height="1.499cm" svg:x="15.633cm" svg:y="6.531cm" svg:viewBox="0 0 18 1500" draw:points="0,0 18,0 18,1500 0,1500">
          <text:p/>
        </draw:polygon>
        <draw:polygon draw:style-name="gr4" draw:text-style-name="P5" draw:layer="layout" svg:width="0.017cm" svg:height="1.499cm" svg:x="20.018cm" svg:y="6.531cm" svg:viewBox="0 0 18 1500" draw:points="0,0 18,0 18,1500 0,1500">
          <text:p/>
        </draw:polygon>
        <draw:frame draw:style-name="gr2" draw:text-style-name="P3" draw:layer="layout" svg:width="0.388cm" svg:height="0.433cm" svg:x="15.828cm" svg:y="6.5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03cm" svg:height="0.433cm" svg:x="1.799cm" svg:y="8.05cm">
          <draw:text-box>
            <text:p text:style-name="P1"><text:span text:style-name="T2">Sun </text:span></text:p>
          </draw:text-box>
        </draw:frame>
        <draw:frame draw:style-name="gr2" draw:text-style-name="P3" draw:layer="layout" svg:width="0.388cm" svg:height="0.433cm" svg:x="6.904cm" svg:y="8.0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6cm" svg:x="1.603cm" svg:y="8.03cm" svg:viewBox="0 0 18 17" draw:points="0,0 18,0 18,17 0,17">
          <text:p/>
        </draw:polygon>
        <draw:polygon draw:style-name="gr4" draw:text-style-name="P5" draw:layer="layout" svg:width="5.08cm" svg:height="0.016cm" svg:x="1.62cm" svg:y="8.03cm" svg:viewBox="0 0 5081 17" draw:points="0,0 5081,0 5081,17 0,17">
          <text:p/>
        </draw:polygon>
        <draw:polygon draw:style-name="gr4" draw:text-style-name="P5" draw:layer="layout" svg:width="0.017cm" svg:height="0.016cm" svg:x="6.7cm" svg:y="8.03cm" svg:viewBox="0 0 18 17" draw:points="0,0 18,0 18,17 0,17">
          <text:p/>
        </draw:polygon>
        <draw:polygon draw:style-name="gr4" draw:text-style-name="P5" draw:layer="layout" svg:width="8.916cm" svg:height="0.016cm" svg:x="6.717cm" svg:y="8.03cm" svg:viewBox="0 0 8917 17" draw:points="0,0 8917,0 8917,17 0,17">
          <text:p/>
        </draw:polygon>
        <draw:polygon draw:style-name="gr4" draw:text-style-name="P5" draw:layer="layout" svg:width="0.017cm" svg:height="0.016cm" svg:x="15.633cm" svg:y="8.03cm" svg:viewBox="0 0 18 17" draw:points="0,0 18,0 18,17 0,17">
          <text:p/>
        </draw:polygon>
        <draw:polygon draw:style-name="gr4" draw:text-style-name="P5" draw:layer="layout" svg:width="4.368cm" svg:height="0.016cm" svg:x="15.65cm" svg:y="8.03cm" svg:viewBox="0 0 4369 17" draw:points="0,0 4369,0 4369,17 0,17">
          <text:p/>
        </draw:polygon>
        <draw:polygon draw:style-name="gr4" draw:text-style-name="P5" draw:layer="layout" svg:width="0.017cm" svg:height="0.016cm" svg:x="20.018cm" svg:y="8.03cm" svg:viewBox="0 0 18 17" draw:points="0,0 18,0 18,17 0,17">
          <text:p/>
        </draw:polygon>
        <draw:polygon draw:style-name="gr4" draw:text-style-name="P5" draw:layer="layout" svg:width="0.017cm" svg:height="1.491cm" svg:x="1.603cm" svg:y="8.046cm" svg:viewBox="0 0 18 1492" draw:points="0,0 18,0 18,1492 0,1492">
          <text:p/>
        </draw:polygon>
        <draw:polygon draw:style-name="gr4" draw:text-style-name="P5" draw:layer="layout" svg:width="0.017cm" svg:height="1.491cm" svg:x="6.7cm" svg:y="8.046cm" svg:viewBox="0 0 18 1492" draw:points="0,0 18,0 18,1492 0,1492">
          <text:p/>
        </draw:polygon>
        <draw:polygon draw:style-name="gr4" draw:text-style-name="P5" draw:layer="layout" svg:width="0.017cm" svg:height="1.491cm" svg:x="15.633cm" svg:y="8.046cm" svg:viewBox="0 0 18 1492" draw:points="0,0 18,0 18,1492 0,1492">
          <text:p/>
        </draw:polygon>
        <draw:polygon draw:style-name="gr4" draw:text-style-name="P5" draw:layer="layout" svg:width="0.017cm" svg:height="1.491cm" svg:x="20.018cm" svg:y="8.046cm" svg:viewBox="0 0 18 1492" draw:points="0,0 18,0 18,1492 0,1492">
          <text:p/>
        </draw:polygon>
        <draw:frame draw:style-name="gr2" draw:text-style-name="P3" draw:layer="layout" svg:width="0.388cm" svg:height="0.433cm" svg:x="15.828cm" svg:y="8.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68cm" svg:height="0.433cm" svg:x="1.799cm" svg:y="9.566cm">
          <draw:text-box>
            <text:p text:style-name="P1"><text:span text:style-name="T2">Mon </text:span></text:p>
          </draw:text-box>
        </draw:frame>
        <draw:frame draw:style-name="gr2" draw:text-style-name="P3" draw:layer="layout" svg:width="0.388cm" svg:height="0.433cm" svg:x="6.904cm" svg:y="9.566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9.537cm" svg:viewBox="0 0 18 18" draw:points="0,0 18,0 18,18 0,18">
          <text:p/>
        </draw:polygon>
        <draw:polygon draw:style-name="gr4" draw:text-style-name="P5" draw:layer="layout" svg:width="5.08cm" svg:height="0.017cm" svg:x="1.62cm" svg:y="9.537cm" svg:viewBox="0 0 5081 18" draw:points="0,0 5081,0 5081,18 0,18">
          <text:p/>
        </draw:polygon>
        <draw:polygon draw:style-name="gr4" draw:text-style-name="P5" draw:layer="layout" svg:width="0.017cm" svg:height="0.017cm" svg:x="6.7cm" svg:y="9.537cm" svg:viewBox="0 0 18 18" draw:points="0,0 18,0 18,18 0,18">
          <text:p/>
        </draw:polygon>
        <draw:polygon draw:style-name="gr4" draw:text-style-name="P5" draw:layer="layout" svg:width="8.916cm" svg:height="0.017cm" svg:x="6.717cm" svg:y="9.537cm" svg:viewBox="0 0 8917 18" draw:points="0,0 8917,0 8917,18 0,18">
          <text:p/>
        </draw:polygon>
        <draw:polygon draw:style-name="gr4" draw:text-style-name="P5" draw:layer="layout" svg:width="0.017cm" svg:height="0.017cm" svg:x="15.633cm" svg:y="9.537cm" svg:viewBox="0 0 18 18" draw:points="0,0 18,0 18,18 0,18">
          <text:p/>
        </draw:polygon>
        <draw:polygon draw:style-name="gr4" draw:text-style-name="P5" draw:layer="layout" svg:width="4.368cm" svg:height="0.017cm" svg:x="15.65cm" svg:y="9.537cm" svg:viewBox="0 0 4369 18" draw:points="0,0 4369,0 4369,18 0,18">
          <text:p/>
        </draw:polygon>
        <draw:polygon draw:style-name="gr4" draw:text-style-name="P5" draw:layer="layout" svg:width="0.017cm" svg:height="0.017cm" svg:x="20.018cm" svg:y="9.537cm" svg:viewBox="0 0 18 18" draw:points="0,0 18,0 18,18 0,18">
          <text:p/>
        </draw:polygon>
        <draw:polygon draw:style-name="gr4" draw:text-style-name="P5" draw:layer="layout" svg:width="0.017cm" svg:height="1.49cm" svg:x="1.603cm" svg:y="9.554cm" svg:viewBox="0 0 18 1491" draw:points="0,0 18,0 18,1491 0,1491">
          <text:p/>
        </draw:polygon>
        <draw:polygon draw:style-name="gr4" draw:text-style-name="P5" draw:layer="layout" svg:width="0.017cm" svg:height="1.49cm" svg:x="6.7cm" svg:y="9.554cm" svg:viewBox="0 0 18 1491" draw:points="0,0 18,0 18,1491 0,1491">
          <text:p/>
        </draw:polygon>
        <draw:polygon draw:style-name="gr4" draw:text-style-name="P5" draw:layer="layout" svg:width="0.017cm" svg:height="1.49cm" svg:x="15.633cm" svg:y="9.554cm" svg:viewBox="0 0 18 1491" draw:points="0,0 18,0 18,1491 0,1491">
          <text:p/>
        </draw:polygon>
        <draw:polygon draw:style-name="gr4" draw:text-style-name="P5" draw:layer="layout" svg:width="0.017cm" svg:height="1.49cm" svg:x="20.018cm" svg:y="9.554cm" svg:viewBox="0 0 18 1491" draw:points="0,0 18,0 18,1491 0,1491">
          <text:p/>
        </draw:polygon>
        <draw:frame draw:style-name="gr2" draw:text-style-name="P3" draw:layer="layout" svg:width="0.388cm" svg:height="0.433cm" svg:x="15.828cm" svg:y="9.5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76cm" svg:height="0.433cm" svg:x="1.799cm" svg:y="11.073cm">
          <draw:text-box>
            <text:p text:style-name="P1"><text:span text:style-name="T2">Tues </text:span></text:p>
          </draw:text-box>
        </draw:frame>
        <draw:frame draw:style-name="gr2" draw:text-style-name="P3" draw:layer="layout" svg:width="0.388cm" svg:height="0.433cm" svg:x="6.904cm" svg:y="11.073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1.044cm" svg:viewBox="0 0 18 18" draw:points="0,0 18,0 18,18 0,18">
          <text:p/>
        </draw:polygon>
        <draw:polygon draw:style-name="gr4" draw:text-style-name="P5" draw:layer="layout" svg:width="5.08cm" svg:height="0.017cm" svg:x="1.62cm" svg:y="11.044cm" svg:viewBox="0 0 5081 18" draw:points="0,0 5081,0 5081,18 0,18">
          <text:p/>
        </draw:polygon>
        <draw:polygon draw:style-name="gr4" draw:text-style-name="P5" draw:layer="layout" svg:width="0.017cm" svg:height="0.017cm" svg:x="6.7cm" svg:y="11.044cm" svg:viewBox="0 0 18 18" draw:points="0,0 18,0 18,18 0,18">
          <text:p/>
        </draw:polygon>
        <draw:polygon draw:style-name="gr4" draw:text-style-name="P5" draw:layer="layout" svg:width="8.916cm" svg:height="0.017cm" svg:x="6.717cm" svg:y="11.044cm" svg:viewBox="0 0 8917 18" draw:points="0,0 8917,0 8917,18 0,18">
          <text:p/>
        </draw:polygon>
        <draw:polygon draw:style-name="gr4" draw:text-style-name="P5" draw:layer="layout" svg:width="0.017cm" svg:height="0.017cm" svg:x="15.633cm" svg:y="11.044cm" svg:viewBox="0 0 18 18" draw:points="0,0 18,0 18,18 0,18">
          <text:p/>
        </draw:polygon>
        <draw:polygon draw:style-name="gr4" draw:text-style-name="P5" draw:layer="layout" svg:width="4.368cm" svg:height="0.017cm" svg:x="15.65cm" svg:y="11.044cm" svg:viewBox="0 0 4369 18" draw:points="0,0 4369,0 4369,18 0,18">
          <text:p/>
        </draw:polygon>
        <draw:polygon draw:style-name="gr4" draw:text-style-name="P5" draw:layer="layout" svg:width="0.017cm" svg:height="0.017cm" svg:x="20.018cm" svg:y="11.044cm" svg:viewBox="0 0 18 18" draw:points="0,0 18,0 18,18 0,18">
          <text:p/>
        </draw:polygon>
        <draw:polygon draw:style-name="gr4" draw:text-style-name="P5" draw:layer="layout" svg:width="0.017cm" svg:height="1.498cm" svg:x="1.603cm" svg:y="11.061cm" svg:viewBox="0 0 18 1499" draw:points="0,0 18,0 18,1499 0,1499">
          <text:p/>
        </draw:polygon>
        <draw:polygon draw:style-name="gr4" draw:text-style-name="P5" draw:layer="layout" svg:width="0.017cm" svg:height="1.498cm" svg:x="6.7cm" svg:y="11.061cm" svg:viewBox="0 0 18 1499" draw:points="0,0 18,0 18,1499 0,1499">
          <text:p/>
        </draw:polygon>
        <draw:polygon draw:style-name="gr4" draw:text-style-name="P5" draw:layer="layout" svg:width="0.017cm" svg:height="1.498cm" svg:x="15.633cm" svg:y="11.061cm" svg:viewBox="0 0 18 1499" draw:points="0,0 18,0 18,1499 0,1499">
          <text:p/>
        </draw:polygon>
        <draw:polygon draw:style-name="gr4" draw:text-style-name="P5" draw:layer="layout" svg:width="0.017cm" svg:height="1.498cm" svg:x="20.018cm" svg:y="11.061cm" svg:viewBox="0 0 18 1499" draw:points="0,0 18,0 18,1499 0,1499">
          <text:p/>
        </draw:polygon>
        <draw:frame draw:style-name="gr2" draw:text-style-name="P3" draw:layer="layout" svg:width="0.388cm" svg:height="0.433cm" svg:x="15.828cm" svg:y="11.0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11cm" svg:height="0.433cm" svg:x="1.799cm" svg:y="12.58cm">
          <draw:text-box>
            <text:p text:style-name="P1"><text:span text:style-name="T2">Wed </text:span></text:p>
          </draw:text-box>
        </draw:frame>
        <draw:frame draw:style-name="gr2" draw:text-style-name="P3" draw:layer="layout" svg:width="0.388cm" svg:height="0.433cm" svg:x="6.904cm" svg:y="12.58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2.559cm" svg:viewBox="0 0 18 18" draw:points="0,0 18,0 18,18 0,18">
          <text:p/>
        </draw:polygon>
        <draw:polygon draw:style-name="gr4" draw:text-style-name="P5" draw:layer="layout" svg:width="5.08cm" svg:height="0.017cm" svg:x="1.62cm" svg:y="12.559cm" svg:viewBox="0 0 5081 18" draw:points="0,0 5081,0 5081,18 0,18">
          <text:p/>
        </draw:polygon>
        <draw:polygon draw:style-name="gr4" draw:text-style-name="P5" draw:layer="layout" svg:width="0.017cm" svg:height="0.017cm" svg:x="6.7cm" svg:y="12.559cm" svg:viewBox="0 0 18 18" draw:points="0,0 18,0 18,18 0,18">
          <text:p/>
        </draw:polygon>
        <draw:polygon draw:style-name="gr4" draw:text-style-name="P5" draw:layer="layout" svg:width="8.916cm" svg:height="0.017cm" svg:x="6.717cm" svg:y="12.559cm" svg:viewBox="0 0 8917 18" draw:points="0,0 8917,0 8917,18 0,18">
          <text:p/>
        </draw:polygon>
        <draw:polygon draw:style-name="gr4" draw:text-style-name="P5" draw:layer="layout" svg:width="0.017cm" svg:height="0.017cm" svg:x="15.633cm" svg:y="12.559cm" svg:viewBox="0 0 18 18" draw:points="0,0 18,0 18,18 0,18">
          <text:p/>
        </draw:polygon>
        <draw:polygon draw:style-name="gr4" draw:text-style-name="P5" draw:layer="layout" svg:width="4.368cm" svg:height="0.017cm" svg:x="15.65cm" svg:y="12.559cm" svg:viewBox="0 0 4369 18" draw:points="0,0 4369,0 4369,18 0,18">
          <text:p/>
        </draw:polygon>
        <draw:polygon draw:style-name="gr4" draw:text-style-name="P5" draw:layer="layout" svg:width="0.017cm" svg:height="0.017cm" svg:x="20.018cm" svg:y="12.559cm" svg:viewBox="0 0 18 18" draw:points="0,0 18,0 18,18 0,18">
          <text:p/>
        </draw:polygon>
        <draw:polygon draw:style-name="gr4" draw:text-style-name="P5" draw:layer="layout" svg:width="0.017cm" svg:height="1.49cm" svg:x="1.603cm" svg:y="12.576cm" svg:viewBox="0 0 18 1491" draw:points="0,0 18,0 18,1491 0,1491">
          <text:p/>
        </draw:polygon>
        <draw:polygon draw:style-name="gr4" draw:text-style-name="P5" draw:layer="layout" svg:width="0.017cm" svg:height="1.49cm" svg:x="6.7cm" svg:y="12.576cm" svg:viewBox="0 0 18 1491" draw:points="0,0 18,0 18,1491 0,1491">
          <text:p/>
        </draw:polygon>
        <draw:polygon draw:style-name="gr4" draw:text-style-name="P5" draw:layer="layout" svg:width="0.017cm" svg:height="1.49cm" svg:x="15.633cm" svg:y="12.576cm" svg:viewBox="0 0 18 1491" draw:points="0,0 18,0 18,1491 0,1491">
          <text:p/>
        </draw:polygon>
        <draw:polygon draw:style-name="gr4" draw:text-style-name="P5" draw:layer="layout" svg:width="0.017cm" svg:height="1.49cm" svg:x="20.018cm" svg:y="12.576cm" svg:viewBox="0 0 18 1491" draw:points="0,0 18,0 18,1491 0,1491">
          <text:p/>
        </draw:polygon>
        <draw:frame draw:style-name="gr2" draw:text-style-name="P3" draw:layer="layout" svg:width="0.388cm" svg:height="0.433cm" svg:x="15.828cm" svg:y="12.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106cm" svg:height="0.433cm" svg:x="1.799cm" svg:y="14.095cm">
          <draw:text-box>
            <text:p text:style-name="P1"><text:span text:style-name="T2">Thurs </text:span></text:p>
          </draw:text-box>
        </draw:frame>
        <draw:frame draw:style-name="gr2" draw:text-style-name="P3" draw:layer="layout" svg:width="0.388cm" svg:height="0.433cm" svg:x="6.904cm" svg:y="14.09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4.066cm" svg:viewBox="0 0 18 18" draw:points="0,0 18,0 18,18 0,18">
          <text:p/>
        </draw:polygon>
        <draw:polygon draw:style-name="gr4" draw:text-style-name="P5" draw:layer="layout" svg:width="5.08cm" svg:height="0.017cm" svg:x="1.62cm" svg:y="14.066cm" svg:viewBox="0 0 5081 18" draw:points="0,0 5081,0 5081,18 0,18">
          <text:p/>
        </draw:polygon>
        <draw:polygon draw:style-name="gr4" draw:text-style-name="P5" draw:layer="layout" svg:width="0.017cm" svg:height="0.017cm" svg:x="6.7cm" svg:y="14.066cm" svg:viewBox="0 0 18 18" draw:points="0,0 18,0 18,18 0,18">
          <text:p/>
        </draw:polygon>
        <draw:polygon draw:style-name="gr4" draw:text-style-name="P5" draw:layer="layout" svg:width="8.916cm" svg:height="0.017cm" svg:x="6.717cm" svg:y="14.066cm" svg:viewBox="0 0 8917 18" draw:points="0,0 8917,0 8917,18 0,18">
          <text:p/>
        </draw:polygon>
        <draw:polygon draw:style-name="gr4" draw:text-style-name="P5" draw:layer="layout" svg:width="0.017cm" svg:height="0.017cm" svg:x="15.633cm" svg:y="14.066cm" svg:viewBox="0 0 18 18" draw:points="0,0 18,0 18,18 0,18">
          <text:p/>
        </draw:polygon>
        <draw:polygon draw:style-name="gr4" draw:text-style-name="P5" draw:layer="layout" svg:width="4.368cm" svg:height="0.017cm" svg:x="15.65cm" svg:y="14.066cm" svg:viewBox="0 0 4369 18" draw:points="0,0 4369,0 4369,18 0,18">
          <text:p/>
        </draw:polygon>
        <draw:polygon draw:style-name="gr4" draw:text-style-name="P5" draw:layer="layout" svg:width="0.017cm" svg:height="0.017cm" svg:x="20.018cm" svg:y="14.066cm" svg:viewBox="0 0 18 18" draw:points="0,0 18,0 18,18 0,18">
          <text:p/>
        </draw:polygon>
        <draw:polygon draw:style-name="gr4" draw:text-style-name="P5" draw:layer="layout" svg:width="0.017cm" svg:height="1.49cm" svg:x="1.603cm" svg:y="14.083cm" svg:viewBox="0 0 18 1491" draw:points="0,0 18,0 18,1491 0,1491">
          <text:p/>
        </draw:polygon>
        <draw:polygon draw:style-name="gr4" draw:text-style-name="P5" draw:layer="layout" svg:width="0.017cm" svg:height="1.49cm" svg:x="6.7cm" svg:y="14.083cm" svg:viewBox="0 0 18 1491" draw:points="0,0 18,0 18,1491 0,1491">
          <text:p/>
        </draw:polygon>
        <draw:polygon draw:style-name="gr4" draw:text-style-name="P5" draw:layer="layout" svg:width="0.017cm" svg:height="1.49cm" svg:x="15.633cm" svg:y="14.083cm" svg:viewBox="0 0 18 1491" draw:points="0,0 18,0 18,1491 0,1491">
          <text:p/>
        </draw:polygon>
        <draw:polygon draw:style-name="gr4" draw:text-style-name="P5" draw:layer="layout" svg:width="0.017cm" svg:height="1.49cm" svg:x="20.018cm" svg:y="14.083cm" svg:viewBox="0 0 18 1491" draw:points="0,0 18,0 18,1491 0,1491">
          <text:p/>
        </draw:polygon>
        <draw:frame draw:style-name="gr2" draw:text-style-name="P3" draw:layer="layout" svg:width="0.388cm" svg:height="0.433cm" svg:x="15.828cm" svg:y="14.0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64cm" svg:height="0.433cm" svg:x="1.799cm" svg:y="15.602cm">
          <draw:text-box>
            <text:p text:style-name="P1"><text:span text:style-name="T2">Fri </text:span></text:p>
          </draw:text-box>
        </draw:frame>
        <draw:frame draw:style-name="gr2" draw:text-style-name="P3" draw:layer="layout" svg:width="0.388cm" svg:height="0.433cm" svg:x="6.904cm" svg:y="15.60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5.573cm" svg:viewBox="0 0 18 18" draw:points="0,0 18,0 18,18 0,18">
          <text:p/>
        </draw:polygon>
        <draw:polygon draw:style-name="gr4" draw:text-style-name="P5" draw:layer="layout" svg:width="5.08cm" svg:height="0.017cm" svg:x="1.62cm" svg:y="15.573cm" svg:viewBox="0 0 5081 18" draw:points="0,0 5081,0 5081,18 0,18">
          <text:p/>
        </draw:polygon>
        <draw:polygon draw:style-name="gr4" draw:text-style-name="P5" draw:layer="layout" svg:width="0.017cm" svg:height="0.017cm" svg:x="6.7cm" svg:y="15.573cm" svg:viewBox="0 0 18 18" draw:points="0,0 18,0 18,18 0,18">
          <text:p/>
        </draw:polygon>
        <draw:polygon draw:style-name="gr4" draw:text-style-name="P5" draw:layer="layout" svg:width="8.916cm" svg:height="0.017cm" svg:x="6.717cm" svg:y="15.573cm" svg:viewBox="0 0 8917 18" draw:points="0,0 8917,0 8917,18 0,18">
          <text:p/>
        </draw:polygon>
        <draw:polygon draw:style-name="gr4" draw:text-style-name="P5" draw:layer="layout" svg:width="0.017cm" svg:height="0.017cm" svg:x="15.633cm" svg:y="15.573cm" svg:viewBox="0 0 18 18" draw:points="0,0 18,0 18,18 0,18">
          <text:p/>
        </draw:polygon>
        <draw:polygon draw:style-name="gr4" draw:text-style-name="P5" draw:layer="layout" svg:width="4.368cm" svg:height="0.017cm" svg:x="15.65cm" svg:y="15.573cm" svg:viewBox="0 0 4369 18" draw:points="0,0 4369,0 4369,18 0,18">
          <text:p/>
        </draw:polygon>
        <draw:polygon draw:style-name="gr4" draw:text-style-name="P5" draw:layer="layout" svg:width="0.017cm" svg:height="0.017cm" svg:x="20.018cm" svg:y="15.573cm" svg:viewBox="0 0 18 18" draw:points="0,0 18,0 18,18 0,18">
          <text:p/>
        </draw:polygon>
        <draw:polygon draw:style-name="gr4" draw:text-style-name="P5" draw:layer="layout" svg:width="0.017cm" svg:height="1.499cm" svg:x="1.603cm" svg:y="15.59cm" svg:viewBox="0 0 18 1500" draw:points="0,0 18,0 18,1500 0,1500">
          <text:p/>
        </draw:polygon>
        <draw:polygon draw:style-name="gr4" draw:text-style-name="P5" draw:layer="layout" svg:width="0.017cm" svg:height="1.499cm" svg:x="6.7cm" svg:y="15.59cm" svg:viewBox="0 0 18 1500" draw:points="0,0 18,0 18,1500 0,1500">
          <text:p/>
        </draw:polygon>
        <draw:polygon draw:style-name="gr4" draw:text-style-name="P5" draw:layer="layout" svg:width="0.017cm" svg:height="1.499cm" svg:x="15.633cm" svg:y="15.59cm" svg:viewBox="0 0 18 1500" draw:points="0,0 18,0 18,1500 0,1500">
          <text:p/>
        </draw:polygon>
        <draw:polygon draw:style-name="gr4" draw:text-style-name="P5" draw:layer="layout" svg:width="0.017cm" svg:height="1.499cm" svg:x="20.018cm" svg:y="15.59cm" svg:viewBox="0 0 18 1500" draw:points="0,0 18,0 18,1500 0,1500">
          <text:p/>
        </draw:polygon>
        <draw:frame draw:style-name="gr2" draw:text-style-name="P3" draw:layer="layout" svg:width="0.388cm" svg:height="0.433cm" svg:x="15.828cm" svg:y="15.6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95cm" svg:height="0.433cm" svg:x="1.799cm" svg:y="17.109cm">
          <draw:text-box>
            <text:p text:style-name="P1"><text:span text:style-name="T2">Sat </text:span></text:p>
          </draw:text-box>
        </draw:frame>
        <draw:frame draw:style-name="gr2" draw:text-style-name="P3" draw:layer="layout" svg:width="0.388cm" svg:height="0.433cm" svg:x="6.904cm" svg:y="17.109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7.089cm" svg:viewBox="0 0 18 18" draw:points="0,0 18,0 18,18 0,18">
          <text:p/>
        </draw:polygon>
        <draw:polygon draw:style-name="gr4" draw:text-style-name="P5" draw:layer="layout" svg:width="5.08cm" svg:height="0.017cm" svg:x="1.62cm" svg:y="17.089cm" svg:viewBox="0 0 5081 18" draw:points="0,0 5081,0 5081,18 0,18">
          <text:p/>
        </draw:polygon>
        <draw:polygon draw:style-name="gr4" draw:text-style-name="P5" draw:layer="layout" svg:width="0.017cm" svg:height="0.017cm" svg:x="6.7cm" svg:y="17.089cm" svg:viewBox="0 0 18 18" draw:points="0,0 18,0 18,18 0,18">
          <text:p/>
        </draw:polygon>
        <draw:polygon draw:style-name="gr4" draw:text-style-name="P5" draw:layer="layout" svg:width="8.916cm" svg:height="0.017cm" svg:x="6.717cm" svg:y="17.089cm" svg:viewBox="0 0 8917 18" draw:points="0,0 8917,0 8917,18 0,18">
          <text:p/>
        </draw:polygon>
        <draw:polygon draw:style-name="gr4" draw:text-style-name="P5" draw:layer="layout" svg:width="0.017cm" svg:height="0.017cm" svg:x="15.633cm" svg:y="17.089cm" svg:viewBox="0 0 18 18" draw:points="0,0 18,0 18,18 0,18">
          <text:p/>
        </draw:polygon>
        <draw:polygon draw:style-name="gr4" draw:text-style-name="P5" draw:layer="layout" svg:width="4.368cm" svg:height="0.017cm" svg:x="15.65cm" svg:y="17.089cm" svg:viewBox="0 0 4369 18" draw:points="0,0 4369,0 4369,18 0,18">
          <text:p/>
        </draw:polygon>
        <draw:polygon draw:style-name="gr4" draw:text-style-name="P5" draw:layer="layout" svg:width="0.017cm" svg:height="0.017cm" svg:x="20.018cm" svg:y="17.089cm" svg:viewBox="0 0 18 18" draw:points="0,0 18,0 18,18 0,18">
          <text:p/>
        </draw:polygon>
        <draw:polygon draw:style-name="gr4" draw:text-style-name="P5" draw:layer="layout" svg:width="0.017cm" svg:height="1.49cm" svg:x="1.603cm" svg:y="17.106cm" svg:viewBox="0 0 18 1491" draw:points="0,0 18,0 18,1491 0,1491">
          <text:p/>
        </draw:polygon>
        <draw:polygon draw:style-name="gr4" draw:text-style-name="P5" draw:layer="layout" svg:width="0.017cm" svg:height="1.49cm" svg:x="6.7cm" svg:y="17.106cm" svg:viewBox="0 0 18 1491" draw:points="0,0 18,0 18,1491 0,1491">
          <text:p/>
        </draw:polygon>
        <draw:polygon draw:style-name="gr4" draw:text-style-name="P5" draw:layer="layout" svg:width="0.017cm" svg:height="1.49cm" svg:x="15.633cm" svg:y="17.106cm" svg:viewBox="0 0 18 1491" draw:points="0,0 18,0 18,1491 0,1491">
          <text:p/>
        </draw:polygon>
        <draw:polygon draw:style-name="gr4" draw:text-style-name="P5" draw:layer="layout" svg:width="0.017cm" svg:height="1.49cm" svg:x="20.018cm" svg:y="17.106cm" svg:viewBox="0 0 18 1491" draw:points="0,0 18,0 18,1491 0,1491">
          <text:p/>
        </draw:polygon>
        <draw:frame draw:style-name="gr2" draw:text-style-name="P3" draw:layer="layout" svg:width="0.388cm" svg:height="0.433cm" svg:x="15.828cm" svg:y="17.1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03cm" svg:height="0.433cm" svg:x="1.799cm" svg:y="18.625cm">
          <draw:text-box>
            <text:p text:style-name="P1"><text:span text:style-name="T2">Sun </text:span></text:p>
          </draw:text-box>
        </draw:frame>
        <draw:frame draw:style-name="gr2" draw:text-style-name="P3" draw:layer="layout" svg:width="0.388cm" svg:height="0.433cm" svg:x="6.904cm" svg:y="18.62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18.596cm" svg:viewBox="0 0 18 18" draw:points="0,0 18,0 18,18 0,18">
          <text:p/>
        </draw:polygon>
        <draw:polygon draw:style-name="gr4" draw:text-style-name="P5" draw:layer="layout" svg:width="5.08cm" svg:height="0.017cm" svg:x="1.62cm" svg:y="18.596cm" svg:viewBox="0 0 5081 18" draw:points="0,0 5081,0 5081,18 0,18">
          <text:p/>
        </draw:polygon>
        <draw:polygon draw:style-name="gr4" draw:text-style-name="P5" draw:layer="layout" svg:width="0.017cm" svg:height="0.017cm" svg:x="6.7cm" svg:y="18.596cm" svg:viewBox="0 0 18 18" draw:points="0,0 18,0 18,18 0,18">
          <text:p/>
        </draw:polygon>
        <draw:polygon draw:style-name="gr4" draw:text-style-name="P5" draw:layer="layout" svg:width="8.916cm" svg:height="0.017cm" svg:x="6.717cm" svg:y="18.596cm" svg:viewBox="0 0 8917 18" draw:points="0,0 8917,0 8917,18 0,18">
          <text:p/>
        </draw:polygon>
        <draw:polygon draw:style-name="gr4" draw:text-style-name="P5" draw:layer="layout" svg:width="0.017cm" svg:height="0.017cm" svg:x="15.633cm" svg:y="18.596cm" svg:viewBox="0 0 18 18" draw:points="0,0 18,0 18,18 0,18">
          <text:p/>
        </draw:polygon>
        <draw:polygon draw:style-name="gr4" draw:text-style-name="P5" draw:layer="layout" svg:width="4.368cm" svg:height="0.017cm" svg:x="15.65cm" svg:y="18.596cm" svg:viewBox="0 0 4369 18" draw:points="0,0 4369,0 4369,18 0,18">
          <text:p/>
        </draw:polygon>
        <draw:polygon draw:style-name="gr4" draw:text-style-name="P5" draw:layer="layout" svg:width="0.017cm" svg:height="0.017cm" svg:x="20.018cm" svg:y="18.596cm" svg:viewBox="0 0 18 18" draw:points="0,0 18,0 18,18 0,18">
          <text:p/>
        </draw:polygon>
        <draw:polygon draw:style-name="gr4" draw:text-style-name="P5" draw:layer="layout" svg:width="0.017cm" svg:height="1.49cm" svg:x="1.603cm" svg:y="18.613cm" svg:viewBox="0 0 18 1491" draw:points="0,0 18,0 18,1491 0,1491">
          <text:p/>
        </draw:polygon>
        <draw:polygon draw:style-name="gr4" draw:text-style-name="P5" draw:layer="layout" svg:width="0.017cm" svg:height="1.49cm" svg:x="6.7cm" svg:y="18.613cm" svg:viewBox="0 0 18 1491" draw:points="0,0 18,0 18,1491 0,1491">
          <text:p/>
        </draw:polygon>
        <draw:polygon draw:style-name="gr4" draw:text-style-name="P5" draw:layer="layout" svg:width="0.017cm" svg:height="1.49cm" svg:x="15.633cm" svg:y="18.613cm" svg:viewBox="0 0 18 1491" draw:points="0,0 18,0 18,1491 0,1491">
          <text:p/>
        </draw:polygon>
        <draw:polygon draw:style-name="gr4" draw:text-style-name="P5" draw:layer="layout" svg:width="0.017cm" svg:height="1.49cm" svg:x="20.018cm" svg:y="18.613cm" svg:viewBox="0 0 18 1491" draw:points="0,0 18,0 18,1491 0,1491">
          <text:p/>
        </draw:polygon>
        <draw:frame draw:style-name="gr2" draw:text-style-name="P3" draw:layer="layout" svg:width="0.388cm" svg:height="0.433cm" svg:x="15.828cm" svg:y="18.6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68cm" svg:height="0.433cm" svg:x="1.799cm" svg:y="20.132cm">
          <draw:text-box>
            <text:p text:style-name="P1"><text:span text:style-name="T2">Mon </text:span></text:p>
          </draw:text-box>
        </draw:frame>
        <draw:frame draw:style-name="gr2" draw:text-style-name="P3" draw:layer="layout" svg:width="0.388cm" svg:height="0.433cm" svg:x="6.904cm" svg:y="20.13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8cm" svg:x="1.603cm" svg:y="20.103cm" svg:viewBox="0 0 18 19" draw:points="0,0 18,0 18,19 0,19">
          <text:p/>
        </draw:polygon>
        <draw:polygon draw:style-name="gr4" draw:text-style-name="P5" draw:layer="layout" svg:width="5.08cm" svg:height="0.018cm" svg:x="1.62cm" svg:y="20.103cm" svg:viewBox="0 0 5081 19" draw:points="0,0 5081,0 5081,19 0,19">
          <text:p/>
        </draw:polygon>
        <draw:polygon draw:style-name="gr4" draw:text-style-name="P5" draw:layer="layout" svg:width="0.017cm" svg:height="0.018cm" svg:x="6.7cm" svg:y="20.103cm" svg:viewBox="0 0 18 19" draw:points="0,0 18,0 18,19 0,19">
          <text:p/>
        </draw:polygon>
        <draw:polygon draw:style-name="gr4" draw:text-style-name="P5" draw:layer="layout" svg:width="8.916cm" svg:height="0.018cm" svg:x="6.717cm" svg:y="20.103cm" svg:viewBox="0 0 8917 19" draw:points="0,0 8917,0 8917,19 0,19">
          <text:p/>
        </draw:polygon>
        <draw:polygon draw:style-name="gr4" draw:text-style-name="P5" draw:layer="layout" svg:width="0.017cm" svg:height="0.018cm" svg:x="15.633cm" svg:y="20.103cm" svg:viewBox="0 0 18 19" draw:points="0,0 18,0 18,19 0,19">
          <text:p/>
        </draw:polygon>
        <draw:polygon draw:style-name="gr4" draw:text-style-name="P5" draw:layer="layout" svg:width="4.368cm" svg:height="0.018cm" svg:x="15.65cm" svg:y="20.103cm" svg:viewBox="0 0 4369 19" draw:points="0,0 4369,0 4369,19 0,19">
          <text:p/>
        </draw:polygon>
        <draw:polygon draw:style-name="gr4" draw:text-style-name="P5" draw:layer="layout" svg:width="0.017cm" svg:height="0.018cm" svg:x="20.018cm" svg:y="20.103cm" svg:viewBox="0 0 18 19" draw:points="0,0 18,0 18,19 0,19">
          <text:p/>
        </draw:polygon>
        <draw:polygon draw:style-name="gr4" draw:text-style-name="P5" draw:layer="layout" svg:width="0.017cm" svg:height="1.499cm" svg:x="1.603cm" svg:y="20.12cm" svg:viewBox="0 0 18 1500" draw:points="0,0 18,0 18,1500 0,1500">
          <text:p/>
        </draw:polygon>
        <draw:polygon draw:style-name="gr4" draw:text-style-name="P5" draw:layer="layout" svg:width="0.017cm" svg:height="1.499cm" svg:x="6.7cm" svg:y="20.12cm" svg:viewBox="0 0 18 1500" draw:points="0,0 18,0 18,1500 0,1500">
          <text:p/>
        </draw:polygon>
        <draw:polygon draw:style-name="gr4" draw:text-style-name="P5" draw:layer="layout" svg:width="0.017cm" svg:height="1.499cm" svg:x="15.633cm" svg:y="20.12cm" svg:viewBox="0 0 18 1500" draw:points="0,0 18,0 18,1500 0,1500">
          <text:p/>
        </draw:polygon>
        <draw:polygon draw:style-name="gr4" draw:text-style-name="P5" draw:layer="layout" svg:width="0.017cm" svg:height="1.499cm" svg:x="20.018cm" svg:y="20.12cm" svg:viewBox="0 0 18 1500" draw:points="0,0 18,0 18,1500 0,1500">
          <text:p/>
        </draw:polygon>
        <draw:frame draw:style-name="gr2" draw:text-style-name="P3" draw:layer="layout" svg:width="0.388cm" svg:height="0.433cm" svg:x="15.828cm" svg:y="20.1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76cm" svg:height="0.433cm" svg:x="1.799cm" svg:y="21.639cm">
          <draw:text-box>
            <text:p text:style-name="P1"><text:span text:style-name="T2">Tues </text:span></text:p>
          </draw:text-box>
        </draw:frame>
        <draw:frame draw:style-name="gr2" draw:text-style-name="P3" draw:layer="layout" svg:width="0.388cm" svg:height="0.433cm" svg:x="6.904cm" svg:y="21.639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6cm" svg:x="1.603cm" svg:y="21.619cm" svg:viewBox="0 0 18 17" draw:points="0,0 18,0 18,17 0,17">
          <text:p/>
        </draw:polygon>
        <draw:polygon draw:style-name="gr4" draw:text-style-name="P5" draw:layer="layout" svg:width="5.08cm" svg:height="0.016cm" svg:x="1.62cm" svg:y="21.619cm" svg:viewBox="0 0 5081 17" draw:points="0,0 5081,0 5081,17 0,17">
          <text:p/>
        </draw:polygon>
        <draw:polygon draw:style-name="gr4" draw:text-style-name="P5" draw:layer="layout" svg:width="0.017cm" svg:height="0.016cm" svg:x="6.7cm" svg:y="21.619cm" svg:viewBox="0 0 18 17" draw:points="0,0 18,0 18,17 0,17">
          <text:p/>
        </draw:polygon>
        <draw:polygon draw:style-name="gr4" draw:text-style-name="P5" draw:layer="layout" svg:width="8.916cm" svg:height="0.016cm" svg:x="6.717cm" svg:y="21.619cm" svg:viewBox="0 0 8917 17" draw:points="0,0 8917,0 8917,17 0,17">
          <text:p/>
        </draw:polygon>
        <draw:polygon draw:style-name="gr4" draw:text-style-name="P5" draw:layer="layout" svg:width="0.017cm" svg:height="0.016cm" svg:x="15.633cm" svg:y="21.619cm" svg:viewBox="0 0 18 17" draw:points="0,0 18,0 18,17 0,17">
          <text:p/>
        </draw:polygon>
        <draw:polygon draw:style-name="gr4" draw:text-style-name="P5" draw:layer="layout" svg:width="4.368cm" svg:height="0.016cm" svg:x="15.65cm" svg:y="21.619cm" svg:viewBox="0 0 4369 17" draw:points="0,0 4369,0 4369,17 0,17">
          <text:p/>
        </draw:polygon>
        <draw:polygon draw:style-name="gr4" draw:text-style-name="P5" draw:layer="layout" svg:width="0.017cm" svg:height="0.016cm" svg:x="20.018cm" svg:y="21.619cm" svg:viewBox="0 0 18 17" draw:points="0,0 18,0 18,17 0,17">
          <text:p/>
        </draw:polygon>
        <draw:polygon draw:style-name="gr4" draw:text-style-name="P5" draw:layer="layout" svg:width="0.017cm" svg:height="1.491cm" svg:x="1.603cm" svg:y="21.635cm" svg:viewBox="0 0 18 1492" draw:points="0,0 18,0 18,1492 0,1492">
          <text:p/>
        </draw:polygon>
        <draw:polygon draw:style-name="gr4" draw:text-style-name="P5" draw:layer="layout" svg:width="0.017cm" svg:height="1.491cm" svg:x="6.7cm" svg:y="21.635cm" svg:viewBox="0 0 18 1492" draw:points="0,0 18,0 18,1492 0,1492">
          <text:p/>
        </draw:polygon>
        <draw:polygon draw:style-name="gr4" draw:text-style-name="P5" draw:layer="layout" svg:width="0.017cm" svg:height="1.491cm" svg:x="15.633cm" svg:y="21.635cm" svg:viewBox="0 0 18 1492" draw:points="0,0 18,0 18,1492 0,1492">
          <text:p/>
        </draw:polygon>
        <draw:polygon draw:style-name="gr4" draw:text-style-name="P5" draw:layer="layout" svg:width="0.017cm" svg:height="1.491cm" svg:x="20.018cm" svg:y="21.635cm" svg:viewBox="0 0 18 1492" draw:points="0,0 18,0 18,1492 0,1492">
          <text:p/>
        </draw:polygon>
        <draw:frame draw:style-name="gr2" draw:text-style-name="P3" draw:layer="layout" svg:width="0.388cm" svg:height="0.433cm" svg:x="15.828cm" svg:y="21.6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11cm" svg:height="0.433cm" svg:x="1.799cm" svg:y="23.155cm">
          <draw:text-box>
            <text:p text:style-name="P1"><text:span text:style-name="T2">Wed </text:span></text:p>
          </draw:text-box>
        </draw:frame>
        <draw:frame draw:style-name="gr2" draw:text-style-name="P3" draw:layer="layout" svg:width="0.388cm" svg:height="0.433cm" svg:x="6.904cm" svg:y="23.15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1.603cm" svg:y="23.126cm" svg:viewBox="0 0 18 18" draw:points="0,0 18,0 18,18 0,18">
          <text:p/>
        </draw:polygon>
        <draw:polygon draw:style-name="gr4" draw:text-style-name="P5" draw:layer="layout" svg:width="5.08cm" svg:height="0.017cm" svg:x="1.62cm" svg:y="23.126cm" svg:viewBox="0 0 5081 18" draw:points="0,0 5081,0 5081,18 0,18">
          <text:p/>
        </draw:polygon>
        <draw:polygon draw:style-name="gr4" draw:text-style-name="P5" draw:layer="layout" svg:width="0.017cm" svg:height="0.017cm" svg:x="6.7cm" svg:y="23.126cm" svg:viewBox="0 0 18 18" draw:points="0,0 18,0 18,18 0,18">
          <text:p/>
        </draw:polygon>
        <draw:polygon draw:style-name="gr4" draw:text-style-name="P5" draw:layer="layout" svg:width="8.916cm" svg:height="0.017cm" svg:x="6.717cm" svg:y="23.126cm" svg:viewBox="0 0 8917 18" draw:points="0,0 8917,0 8917,18 0,18">
          <text:p/>
        </draw:polygon>
        <draw:polygon draw:style-name="gr4" draw:text-style-name="P5" draw:layer="layout" svg:width="0.017cm" svg:height="0.017cm" svg:x="15.633cm" svg:y="23.126cm" svg:viewBox="0 0 18 18" draw:points="0,0 18,0 18,18 0,18">
          <text:p/>
        </draw:polygon>
        <draw:polygon draw:style-name="gr4" draw:text-style-name="P5" draw:layer="layout" svg:width="4.368cm" svg:height="0.017cm" svg:x="15.65cm" svg:y="23.126cm" svg:viewBox="0 0 4369 18" draw:points="0,0 4369,0 4369,18 0,18">
          <text:p/>
        </draw:polygon>
        <draw:polygon draw:style-name="gr4" draw:text-style-name="P5" draw:layer="layout" svg:width="0.017cm" svg:height="0.017cm" svg:x="20.018cm" svg:y="23.126cm" svg:viewBox="0 0 18 18" draw:points="0,0 18,0 18,18 0,18">
          <text:p/>
        </draw:polygon>
        <draw:polygon draw:style-name="gr4" draw:text-style-name="P5" draw:layer="layout" svg:width="0.017cm" svg:height="1.49cm" svg:x="1.603cm" svg:y="23.143cm" svg:viewBox="0 0 18 1491" draw:points="0,0 18,0 18,1491 0,1491">
          <text:p/>
        </draw:polygon>
        <draw:polygon draw:style-name="gr4" draw:text-style-name="P5" draw:layer="layout" svg:width="0.017cm" svg:height="1.49cm" svg:x="6.7cm" svg:y="23.143cm" svg:viewBox="0 0 18 1491" draw:points="0,0 18,0 18,1491 0,1491">
          <text:p/>
        </draw:polygon>
        <draw:polygon draw:style-name="gr4" draw:text-style-name="P5" draw:layer="layout" svg:width="0.017cm" svg:height="1.49cm" svg:x="15.633cm" svg:y="23.143cm" svg:viewBox="0 0 18 1491" draw:points="0,0 18,0 18,1491 0,1491">
          <text:p/>
        </draw:polygon>
        <draw:polygon draw:style-name="gr4" draw:text-style-name="P5" draw:layer="layout" svg:width="0.017cm" svg:height="1.49cm" svg:x="20.018cm" svg:y="23.143cm" svg:viewBox="0 0 18 1491" draw:points="0,0 18,0 18,1491 0,1491">
          <text:p/>
        </draw:polygon>
        <draw:frame draw:style-name="gr2" draw:text-style-name="P3" draw:layer="layout" svg:width="0.388cm" svg:height="0.433cm" svg:x="15.828cm" svg:y="23.155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249cm" svg:height="0.632cm" svg:x="1.799cm" svg:y="25.093cm">
          <draw:text-box>
            <text:p text:style-name="P1"><text:span text:style-name="T4">Total Hours: </text:span></text:p>
          </draw:text-box>
        </draw:frame>
        <draw:polygon draw:style-name="gr4" draw:text-style-name="P5" draw:layer="layout" svg:width="0.017cm" svg:height="0.017cm" svg:x="1.603cm" svg:y="24.633cm" svg:viewBox="0 0 18 18" draw:points="0,0 18,0 18,18 0,18">
          <text:p/>
        </draw:polygon>
        <draw:polygon draw:style-name="gr4" draw:text-style-name="P5" draw:layer="layout" svg:width="5.08cm" svg:height="0.017cm" svg:x="1.62cm" svg:y="24.633cm" svg:viewBox="0 0 5081 18" draw:points="0,0 5081,0 5081,18 0,18">
          <text:p/>
        </draw:polygon>
        <draw:polygon draw:style-name="gr4" draw:text-style-name="P5" draw:layer="layout" svg:width="0.017cm" svg:height="0.017cm" svg:x="6.7cm" svg:y="24.633cm" svg:viewBox="0 0 18 18" draw:points="0,0 18,0 18,18 0,18">
          <text:p/>
        </draw:polygon>
        <draw:polygon draw:style-name="gr4" draw:text-style-name="P5" draw:layer="layout" svg:width="4.073cm" svg:height="0.017cm" svg:x="6.717cm" svg:y="24.633cm" svg:viewBox="0 0 4074 18" draw:points="0,0 4074,0 4074,18 0,18">
          <text:p/>
        </draw:polygon>
        <draw:polygon draw:style-name="gr4" draw:text-style-name="P5" draw:layer="layout" svg:width="0.017cm" svg:height="0.017cm" svg:x="10.79cm" svg:y="24.633cm" svg:viewBox="0 0 18 18" draw:points="0,0 18,0 18,18 0,18">
          <text:p/>
        </draw:polygon>
        <draw:polygon draw:style-name="gr4" draw:text-style-name="P5" draw:layer="layout" svg:width="4.827cm" svg:height="0.017cm" svg:x="10.807cm" svg:y="24.633cm" svg:viewBox="0 0 4828 18" draw:points="0,0 4828,0 4828,18 0,18">
          <text:p/>
        </draw:polygon>
        <draw:polygon draw:style-name="gr4" draw:text-style-name="P5" draw:layer="layout" svg:width="0.017cm" svg:height="0.017cm" svg:x="15.633cm" svg:y="24.633cm" svg:viewBox="0 0 18 18" draw:points="0,0 18,0 18,18 0,18">
          <text:p/>
        </draw:polygon>
        <draw:polygon draw:style-name="gr4" draw:text-style-name="P5" draw:layer="layout" svg:width="4.368cm" svg:height="0.017cm" svg:x="15.65cm" svg:y="24.633cm" svg:viewBox="0 0 4369 18" draw:points="0,0 4369,0 4369,18 0,18">
          <text:p/>
        </draw:polygon>
        <draw:polygon draw:style-name="gr4" draw:text-style-name="P5" draw:layer="layout" svg:width="0.017cm" svg:height="0.017cm" svg:x="20.018cm" svg:y="24.633cm" svg:viewBox="0 0 18 18" draw:points="0,0 18,0 18,18 0,18">
          <text:p/>
        </draw:polygon>
        <draw:polygon draw:style-name="gr4" draw:text-style-name="P5" draw:layer="layout" svg:width="0.017cm" svg:height="1.498cm" svg:x="1.603cm" svg:y="24.65cm" svg:viewBox="0 0 18 1499" draw:points="0,0 18,0 18,1499 0,1499">
          <text:p/>
        </draw:polygon>
        <draw:polygon draw:style-name="gr4" draw:text-style-name="P5" draw:layer="layout" svg:width="0.017cm" svg:height="0.017cm" svg:x="1.603cm" svg:y="26.148cm" svg:viewBox="0 0 18 18" draw:points="0,0 18,0 18,18 0,18">
          <text:p/>
        </draw:polygon>
        <draw:polygon draw:style-name="gr4" draw:text-style-name="P5" draw:layer="layout" svg:width="0.017cm" svg:height="0.017cm" svg:x="1.603cm" svg:y="26.148cm" svg:viewBox="0 0 18 18" draw:points="0,0 18,0 18,18 0,18">
          <text:p/>
        </draw:polygon>
        <draw:polygon draw:style-name="gr4" draw:text-style-name="P5" draw:layer="layout" svg:width="9.17cm" svg:height="0.017cm" svg:x="1.62cm" svg:y="26.148cm" svg:viewBox="0 0 9171 18" draw:points="0,0 9171,0 9171,18 0,18">
          <text:p/>
        </draw:polygon>
        <draw:polygon draw:style-name="gr4" draw:text-style-name="P5" draw:layer="layout" svg:width="0.017cm" svg:height="1.498cm" svg:x="10.79cm" svg:y="24.65cm" svg:viewBox="0 0 18 1499" draw:points="0,0 18,0 18,1499 0,1499">
          <text:p/>
        </draw:polygon>
        <draw:polygon draw:style-name="gr4" draw:text-style-name="P5" draw:layer="layout" svg:width="0.017cm" svg:height="0.017cm" svg:x="10.79cm" svg:y="26.148cm" svg:viewBox="0 0 18 18" draw:points="0,0 18,0 18,18 0,18">
          <text:p/>
        </draw:polygon>
        <draw:polygon draw:style-name="gr4" draw:text-style-name="P5" draw:layer="layout" svg:width="9.211cm" svg:height="0.017cm" svg:x="10.807cm" svg:y="26.148cm" svg:viewBox="0 0 9212 18" draw:points="0,0 9212,0 9212,18 0,18">
          <text:p/>
        </draw:polygon>
        <draw:polygon draw:style-name="gr4" draw:text-style-name="P5" draw:layer="layout" svg:width="0.017cm" svg:height="1.498cm" svg:x="20.018cm" svg:y="24.65cm" svg:viewBox="0 0 18 1499" draw:points="0,0 18,0 18,1499 0,1499">
          <text:p/>
        </draw:polygon>
        <draw:polygon draw:style-name="gr4" draw:text-style-name="P5" draw:layer="layout" svg:width="0.017cm" svg:height="0.017cm" svg:x="20.018cm" svg:y="26.148cm" svg:viewBox="0 0 18 18" draw:points="0,0 18,0 18,18 0,18">
          <text:p/>
        </draw:polygon>
        <draw:polygon draw:style-name="gr4" draw:text-style-name="P5" draw:layer="layout" svg:width="0.017cm" svg:height="0.017cm" svg:x="20.018cm" svg:y="26.148cm" svg:viewBox="0 0 18 18" draw:points="0,0 18,0 18,18 0,18">
          <text:p/>
        </draw:polygon>
        <draw:frame draw:style-name="gr5" draw:text-style-name="P6" draw:layer="layout" svg:width="2.02cm" svg:height="0.632cm" svg:x="10.985cm" svg:y="25.093cm">
          <draw:text-box>
            <text:p text:style-name="P1"><text:span text:style-name="T4">Report: </text:span></text:p>
          </draw:text-box>
        </draw:frame>
        <draw:frame draw:style-name="gr2" draw:text-style-name="P3" draw:layer="layout" svg:width="0.388cm" svg:height="0.39cm" svg:x="1.291cm" svg:y="26.246cm">
          <draw:text-box>
            <text:p text:style-name="P1"><text:span text:style-name="T5"><text:s/></text:span></text:p>
          </draw:text-box>
        </draw:frame>
        <draw:control draw:style-name="gr6" draw:text-style-name="P7" draw:layer="controls" svg:width="4.762cm" svg:height="0.635cm" svg:x="1.835cm" svg:y="4.157cm" draw:control="control1"/>
        <draw:control draw:style-name="gr6" draw:text-style-name="P7" draw:layer="controls" svg:width="4.762cm" svg:height="0.635cm" svg:x="1.835cm" svg:y="5.758cm" draw:control="control2"/>
        <draw:control draw:style-name="gr6" draw:text-style-name="P7" draw:layer="controls" svg:width="4.762cm" svg:height="0.635cm" svg:x="1.835cm" svg:y="7.259cm" draw:control="control3"/>
        <draw:control draw:style-name="gr6" draw:text-style-name="P7" draw:layer="controls" svg:width="4.762cm" svg:height="0.635cm" svg:x="1.835cm" svg:y="8.86cm" draw:control="control4"/>
        <draw:control draw:style-name="gr6" draw:text-style-name="P7" draw:layer="controls" svg:width="4.762cm" svg:height="0.635cm" svg:x="1.835cm" svg:y="10.361cm" draw:control="control5"/>
        <draw:control draw:style-name="gr6" draw:text-style-name="P7" draw:layer="controls" svg:width="4.762cm" svg:height="0.635cm" svg:x="1.835cm" svg:y="11.862cm" draw:control="control6"/>
        <draw:control draw:style-name="gr6" draw:text-style-name="P7" draw:layer="controls" svg:width="4.762cm" svg:height="0.635cm" svg:x="1.835cm" svg:y="13.363cm" draw:control="control7"/>
        <draw:control draw:style-name="gr6" draw:text-style-name="P7" draw:layer="controls" svg:width="4.762cm" svg:height="0.635cm" svg:x="1.835cm" svg:y="14.864cm" draw:control="control8"/>
        <draw:control draw:style-name="gr6" draw:text-style-name="P7" draw:layer="controls" svg:width="4.762cm" svg:height="0.635cm" svg:x="1.835cm" svg:y="16.365cm" draw:control="control9"/>
        <draw:control draw:style-name="gr6" draw:text-style-name="P7" draw:layer="controls" svg:width="4.762cm" svg:height="0.635cm" svg:x="1.835cm" svg:y="17.866cm" draw:control="control10"/>
        <draw:control draw:style-name="gr6" draw:text-style-name="P7" draw:layer="controls" svg:width="4.762cm" svg:height="0.635cm" svg:x="1.835cm" svg:y="19.367cm" draw:control="control11"/>
        <draw:control draw:style-name="gr6" draw:text-style-name="P7" draw:layer="controls" svg:width="4.762cm" svg:height="0.635cm" svg:x="1.835cm" svg:y="20.868cm" draw:control="control12"/>
        <draw:control draw:style-name="gr6" draw:text-style-name="P7" draw:layer="controls" svg:width="4.762cm" svg:height="0.635cm" svg:x="1.835cm" svg:y="22.369cm" draw:control="control13"/>
        <draw:control draw:style-name="gr6" draw:text-style-name="P7" draw:layer="controls" svg:width="4.762cm" svg:height="0.635cm" svg:x="1.835cm" svg:y="23.97cm" draw:control="control14"/>
        <draw:control draw:style-name="gr6" draw:text-style-name="P7" draw:layer="controls" svg:width="8.572cm" svg:height="0.635cm" svg:x="6.915cm" svg:y="4.258cm" draw:control="control15"/>
        <draw:control draw:style-name="gr6" draw:text-style-name="P7" draw:layer="controls" svg:width="8.572cm" svg:height="0.635cm" svg:x="6.915cm" svg:y="5.759cm" draw:control="control16"/>
        <draw:control draw:style-name="gr6" draw:text-style-name="P7" draw:layer="controls" svg:width="8.572cm" svg:height="0.635cm" svg:x="6.915cm" svg:y="7.26cm" draw:control="control17"/>
        <draw:control draw:style-name="gr6" draw:text-style-name="P7" draw:layer="controls" svg:width="8.572cm" svg:height="0.635cm" svg:x="6.915cm" svg:y="8.861cm" draw:control="control18"/>
        <draw:control draw:style-name="gr6" draw:text-style-name="P7" draw:layer="controls" svg:width="8.572cm" svg:height="0.635cm" svg:x="6.915cm" svg:y="10.362cm" draw:control="control19"/>
        <draw:control draw:style-name="gr6" draw:text-style-name="P7" draw:layer="controls" svg:width="8.572cm" svg:height="0.635cm" svg:x="6.915cm" svg:y="11.863cm" draw:control="control20"/>
        <draw:control draw:style-name="gr6" draw:text-style-name="P7" draw:layer="controls" svg:width="8.572cm" svg:height="0.635cm" svg:x="6.915cm" svg:y="13.364cm" draw:control="control21"/>
        <draw:control draw:style-name="gr6" draw:text-style-name="P7" draw:layer="controls" svg:width="8.572cm" svg:height="0.635cm" svg:x="6.915cm" svg:y="14.865cm" draw:control="control22"/>
        <draw:control draw:style-name="gr6" draw:text-style-name="P7" draw:layer="controls" svg:width="8.572cm" svg:height="0.635cm" svg:x="6.915cm" svg:y="16.366cm" draw:control="control23"/>
        <draw:control draw:style-name="gr6" draw:text-style-name="P7" draw:layer="controls" svg:width="8.572cm" svg:height="0.635cm" svg:x="6.915cm" svg:y="17.867cm" draw:control="control24"/>
        <draw:control draw:style-name="gr6" draw:text-style-name="P7" draw:layer="controls" svg:width="8.572cm" svg:height="0.635cm" svg:x="6.915cm" svg:y="19.368cm" draw:control="control25"/>
        <draw:control draw:style-name="gr6" draw:text-style-name="P7" draw:layer="controls" svg:width="8.572cm" svg:height="0.635cm" svg:x="6.915cm" svg:y="20.869cm" draw:control="control26"/>
        <draw:control draw:style-name="gr6" draw:text-style-name="P7" draw:layer="controls" svg:width="8.572cm" svg:height="0.635cm" svg:x="6.915cm" svg:y="22.37cm" draw:control="control27"/>
        <draw:control draw:style-name="gr6" draw:text-style-name="P7" draw:layer="controls" svg:width="8.572cm" svg:height="0.635cm" svg:x="6.915cm" svg:y="23.971cm" draw:control="control28"/>
        <draw:control draw:style-name="gr6" draw:text-style-name="P7" draw:layer="controls" svg:width="4.082cm" svg:height="0.635cm" svg:x="15.805cm" svg:y="4.259cm" draw:control="control29"/>
        <draw:control draw:style-name="gr6" draw:text-style-name="P7" draw:layer="controls" svg:width="4.082cm" svg:height="0.635cm" svg:x="15.805cm" svg:y="5.76cm" draw:control="control30"/>
        <draw:control draw:style-name="gr6" draw:text-style-name="P7" draw:layer="controls" svg:width="4.082cm" svg:height="0.635cm" svg:x="15.805cm" svg:y="7.261cm" draw:control="control31"/>
        <draw:control draw:style-name="gr6" draw:text-style-name="P7" draw:layer="controls" svg:width="4.082cm" svg:height="0.635cm" svg:x="15.805cm" svg:y="8.862cm" draw:control="control32"/>
        <draw:control draw:style-name="gr6" draw:text-style-name="P7" draw:layer="controls" svg:width="4.082cm" svg:height="0.635cm" svg:x="15.805cm" svg:y="10.363cm" draw:control="control33"/>
        <draw:control draw:style-name="gr6" draw:text-style-name="P7" draw:layer="controls" svg:width="4.082cm" svg:height="0.635cm" svg:x="15.805cm" svg:y="11.864cm" draw:control="control34"/>
        <draw:control draw:style-name="gr6" draw:text-style-name="P7" draw:layer="controls" svg:width="4.082cm" svg:height="0.635cm" svg:x="15.805cm" svg:y="13.365cm" draw:control="control35"/>
        <draw:control draw:style-name="gr6" draw:text-style-name="P7" draw:layer="controls" svg:width="4.082cm" svg:height="0.635cm" svg:x="15.805cm" svg:y="14.866cm" draw:control="control36"/>
        <draw:control draw:style-name="gr6" draw:text-style-name="P7" draw:layer="controls" svg:width="4.082cm" svg:height="0.635cm" svg:x="15.805cm" svg:y="16.367cm" draw:control="control37"/>
        <draw:control draw:style-name="gr6" draw:text-style-name="P7" draw:layer="controls" svg:width="4.082cm" svg:height="0.635cm" svg:x="15.805cm" svg:y="17.868cm" draw:control="control38"/>
        <draw:control draw:style-name="gr6" draw:text-style-name="P7" draw:layer="controls" svg:width="4.082cm" svg:height="0.635cm" svg:x="15.805cm" svg:y="19.369cm" draw:control="control39"/>
        <draw:control draw:style-name="gr6" draw:text-style-name="P7" draw:layer="controls" svg:width="4.082cm" svg:height="0.635cm" svg:x="15.805cm" svg:y="20.87cm" draw:control="control40"/>
        <draw:control draw:style-name="gr6" draw:text-style-name="P7" draw:layer="controls" svg:width="4.082cm" svg:height="0.635cm" svg:x="15.805cm" svg:y="22.371cm" draw:control="control41"/>
        <draw:control draw:style-name="gr6" draw:text-style-name="P7" draw:layer="controls" svg:width="4.082cm" svg:height="0.635cm" svg:x="15.805cm" svg:y="23.972cm" draw:control="control42"/>
        <draw:control draw:style-name="gr6" draw:text-style-name="P7" draw:layer="controls" svg:width="5.715cm" svg:height="0.635cm" svg:x="5.01cm" svg:y="25.43cm" draw:control="control43"/>
        <draw:control draw:style-name="gr6" draw:text-style-name="P7" draw:layer="controls" svg:width="7.121cm" svg:height="0.635cm" svg:x="12.811cm" svg:y="25.431cm" draw:control="control44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1T11:26:29.036822125</dc:date>
    <meta:editing-duration>PT45S</meta:editing-duration>
    <meta:editing-cycles>1</meta:editing-cycles>
    <meta:document-statistic meta:object-count="280"/>
    <meta:generator>LibreOffice/24.8.0.3$MacOSX_AARCH64 LibreOffice_project/0bdf1299c94fe897b119f97f3c613e9dca6be583</meta:generator>
  </office:meta>
</office:document-meta>
</file>